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9957in"/>
    </style:style>
    <style:style style:name="co6" style:family="table-column">
      <style:table-column-properties fo:break-before="auto" style:column-width="1.33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3cac7" fo:border="0.74pt solid #000000"/>
    </style:style>
    <style:style style:name="ce13" style:family="table-cell" style:parent-style-name="Default">
      <style:table-cell-properties fo:background-color="#b3cac7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b3cac7" fo:border="0.74pt solid #000000"/>
    </style:style>
    <style:style style:name="ce39" style:family="table-cell" style:parent-style-name="Default">
      <style:table-cell-properties fo:background-color="#b3cac7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number-columns-repeated="3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5" table:default-cell-style-name="ce35"/>
        <table:table-row table:style-name="ro1">
          <table:table-cell table:style-name="ce27" office:value-type="string" calcext:value-type="string">
            <text:p>Quantity (in total)</text:p>
          </table:table-cell>
          <table:table-cell table:style-name="ce27" office:value-type="string" calcext:value-type="string">
            <text:p>Card Name</text:p>
          </table:table-cell>
          <table:table-cell table:style-name="ce27" office:value-type="string" calcext:value-type="string">
            <text:p>Faction</text:p>
          </table:table-cell>
          <table:table-cell table:style-name="ce27" office:value-type="string" calcext:value-type="string">
            <text:p>Cost</text:p>
          </table:table-cell>
          <table:table-cell table:style-name="ce27" office:value-type="string" calcext:value-type="string">
            <text:p>Gold Gen</text:p>
          </table:table-cell>
          <table:table-cell table:style-name="ce27" office:value-type="string" calcext:value-type="string">
            <text:p>Combat Power</text:p>
          </table:table-cell>
          <table:table-cell table:style-name="ce27" office:value-type="string" calcext:value-type="string">
            <text:p>Ability</text:p>
          </table:table-cell>
          <table:table-cell table:style-name="ce27" office:value-type="string" calcext:value-type="string">
            <text:p>Augmented Card Name</text:p>
          </table:table-cell>
          <table:table-cell table:style-name="ce27" office:value-type="string" calcext:value-type="string">
            <text:p>Augmented Gold Gen</text:p>
          </table:table-cell>
          <table:table-cell table:style-name="ce27" office:value-type="string" calcext:value-type="string">
            <text:p>Augmented Combat Power</text:p>
          </table:table-cell>
          <table:table-cell table:style-name="ce27" office:value-type="string" calcext:value-type="string">
            <text:p>Augmented Ability</text:p>
          </table:table-cell>
        </table:table-row>
        <table:table-row table:style-name="ro2"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Trooper</text:p>
          </table:table-cell>
          <table:table-cell table:style-name="ce28" office:value-type="string" calcext:value-type="string">
            <text:p>NA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aptain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raw 1</text:p>
            <text:p>Card Play +1</text:p>
          </table:table-cell>
        </table:table-row>
        <table:table-row table:style-name="ro3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arket</text:p>
          </table:table-cell>
          <table:table-cell table:style-name="ce28" office:value-type="string" calcext:value-type="string">
            <text:p>N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District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Reinforcements</text:p>
          </table:table-cell>
          <table:table-cell table:style-name="ce28" office:value-type="string" calcext:value-type="string">
            <text:p>NA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ard Play +2</text:p>
          </table:table-cell>
          <table:table-cell table:style-name="ce28" office:value-type="string" calcext:value-type="string">
            <text:p>Garrison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ard Play +4</text:p>
          </table:table-cell>
        </table:table-row>
        <table:table-row table:style-name="ro3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Intel</text:p>
          </table:table-cell>
          <table:table-cell table:style-name="ce28" office:value-type="string" calcext:value-type="string">
            <text:p>NA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Draw 3</text:p>
          </table:table-cell>
          <table:table-cell table:style-name="ce28" office:value-type="string" calcext:value-type="string">
            <text:p>Clairvoyanc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Draw until there are 8 cards in your hand</text:p>
          </table:table-cell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Intern</text:p>
          </table:table-cell>
          <table:table-cell table:style-name="ce29" office:value-type="string" calcext:value-type="string">
            <text:p>Adventurer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While in hand: EoT: Distribute 1 CT to a card in hand</text:p>
          </table:table-cell>
          <table:table-cell table:style-name="ce29" office:value-type="string" calcext:value-type="string">
            <text:p>Graduate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While in hand: Eot: Distribute 2 CTs to cards in hand</text:p>
          </table:table-cell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Scribe</text:p>
          </table:table-cell>
          <table:table-cell table:style-name="ce29" office:value-type="string" calcext:value-type="string">
            <text:p>Adventurer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While in hand: EoT: Distribute 1 GT to a card in hand</text:p>
          </table:table-cell>
          <table:table-cell table:style-name="ce29" office:value-type="string" calcext:value-type="string">
            <text:p>Squir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While in hand: EoT: Distribute 2 GTs to cards in hand</text:p>
          </table:table-cell>
        </table:table-row>
        <table:table-row table:style-name="ro4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hady Businessman</text:p>
          </table:table-cell>
          <table:table-cell table:style-name="ce29" office:value-type="string" calcext:value-type="string">
            <text:p>Adventurer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EoT: I gain +1 GT</text:p>
          </table:table-cell>
          <table:table-cell table:style-name="ce29" office:value-type="string" calcext:value-type="string">
            <text:p>Wealthy CEO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raw 1</text:p>
            <text:p>Card Play +1</text:p>
            <text:p>Freeze me</text:p>
            <text:p>EoT: I gain 1 GT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io-Hack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Move a token from one card to another</text:p>
          </table:table-cell>
          <table:table-cell table:style-name="ce29" office:value-type="string" calcext:value-type="string">
            <text:p>Genomancer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Move all tokens from one card to another</text:p>
          </table:table-cell>
        </table:table-row>
        <table:table-row table:style-name="ro4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Disc Jockey</text:p>
          </table:table-cell>
          <table:table-cell table:style-name="ce29" office:value-type="string" calcext:value-type="string">
            <text:p>Adventurer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hoose one:</text:p>
            <text:p>Draw 2</text:p>
            <text:p>Recall 2</text:p>
            <text:p>Distribute 1 GT or CT</text:p>
          </table:table-cell>
          <table:table-cell table:style-name="ce29" office:value-type="string" calcext:value-type="string">
            <text:p>Boombox Pilo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raw 2</text:p>
            <text:p>Recall 2</text:p>
            <text:p>Distribute 1 GT and 1 CT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ummon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raw until there are 5 cards in your hand</text:p>
          </table:table-cell>
          <table:table-cell table:style-name="ce29" office:value-type="string" calcext:value-type="string">
            <text:p>Cryptimanc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raw 4</text:p>
            <text:p>Card Play +2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ogistics Offic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ll players Card Play +1</text:p>
          </table:table-cell>
          <table:table-cell table:style-name="ce29" office:value-type="string" calcext:value-type="string">
            <text:p>Warp Network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ll players Card Play +2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stroid Harvest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ll players generate 2 gold</text:p>
          </table:table-cell>
          <table:table-cell table:style-name="ce29" office:value-type="string" calcext:value-type="string">
            <text:p>Cosmic Collector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ll players generate 5 gold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attlefield Strategist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ll players Card Play +1</text:p>
            <text:p>All players Draw 1</text:p>
          </table:table-cell>
          <table:table-cell table:style-name="ce29" office:value-type="string" calcext:value-type="string">
            <text:p>The Conductor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ll players Card Play +2</text:p>
            <text:p>All players Draw 2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uper Soldi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EoT: I gain 2 CT</text:p>
          </table:table-cell>
          <table:table-cell table:style-name="ce29" office:value-type="string" calcext:value-type="string">
            <text:p>Hero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Immediately play 1 Equipment from hand for free</text:p>
            <text:p>EoT: I Gain 2 CT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tudious Mage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ll players draw 2 cards</text:p>
          </table:table-cell>
          <table:table-cell table:style-name="ce29" office:value-type="string" calcext:value-type="string">
            <text:p>Illusion Wizard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ll players draw 4 cards</text:p>
            <text:p>You may clear the shop once for free this turn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Morpho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Every time I would gain a token, I gain another of the same type</text:p>
          </table:table-cell>
          <table:table-cell table:style-name="ce29" office:value-type="string" calcext:value-type="string">
            <text:p>Morphapex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Every time I would gain a token, I gain another of the same type</text:p>
            <text:p>Copy another card's ability this turn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Magical Mechanic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Each player may add a CT or a GT to a card in hand</text:p>
          </table:table-cell>
          <table:table-cell table:style-name="ce29" office:value-type="string" calcext:value-type="string">
            <text:p>Forgemaster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You may augment another card this turn, at full price</text:p>
            <text:p>Each player may add 2 CT or GT to a card in hand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tout Mage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EoT: For every augmented card you played this turn, I gain 1 CT</text:p>
          </table:table-cell>
          <table:table-cell table:style-name="ce29" office:value-type="string" calcext:value-type="string">
            <text:p>Council Magu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You can augment an additional card this turn</text:p>
            <text:p>EoT: For every augmented card you played this turn, I gain 2 CT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filtrato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ook at the top card of the boss's deck. You may discard it to the boss's discard</text:p>
          </table:table-cell>
          <table:table-cell table:style-name="ce29" office:value-type="string" calcext:value-type="string">
            <text:p>SSSpectr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ook at the top 3 cards of the boss's deck. You may discard any you'd like to the boss's discard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War Eagle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For every adventurer you play this turn, generate 1 gold</text:p>
            <text:p>You may pay to augment a 2nd card this turn</text:p>
          </table:table-cell>
          <table:table-cell table:style-name="ce29" office:value-type="string" calcext:value-type="string">
            <text:p>Justice / Liberty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For every card you play this turn, generate 1 gold</text:p>
            <text:p>You may pay to augment a 2nd card this turn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attle Mech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For every equipment you play this turn, I gain 1 CT</text:p>
          </table:table-cell>
          <table:table-cell table:style-name="ce29" office:value-type="string" calcext:value-type="string">
            <text:p>A.D.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For every card you play this turn, I gain 1 CT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Flag Bear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You may play all adventurers that cost less than 3 gold without spending card play this turn</text:p>
          </table:table-cell>
          <table:table-cell table:style-name="ce29" office:value-type="string" calcext:value-type="string">
            <text:p>Platoon Commander Ajax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You may play all adventurers that cost less than 5 gold without spending card play this turn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Precision Snip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You may Discard one of the boss's played cards this turn</text:p>
          </table:table-cell>
          <table:table-cell table:style-name="ce29" office:value-type="string" calcext:value-type="string">
            <text:p>Ironlanc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You may discard two of the boss's played cards this turn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Undercity Collecto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For every card you play this turn, generate 1 gold</text:p>
          </table:table-cell>
          <table:table-cell table:style-name="ce29" office:value-type="string" calcext:value-type="string">
            <text:p>King, the Undercity Baro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For every card played anywhere this turn, generate 1 gold</text:p>
            <text:p>Card Play +1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stral Pirate Captain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call 5</text:p>
            <text:p>You may gain 1 card from the shop for free</text:p>
          </table:table-cell>
          <table:table-cell table:style-name="ce29" office:value-type="string" calcext:value-type="string">
            <text:p>Moonbear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call 10</text:p>
            <text:p>You may gain 1 card from the shop for free</text:p>
            <text:p>All players may gain 1 card from the shop for free</text:p>
          </table:table-cell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Winged Batallion Mast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You cannot take damage from the boss or curse cards this turn</text:p>
          </table:table-cell>
          <table:table-cell table:style-name="ce29" office:value-type="string" calcext:value-type="string">
            <text:p>Hassar, Lord of Sky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ll allies cannot take damage from the boss or curse cards this turn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ragonborn of Dagaz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ouble my combat power this turn</text:p>
          </table:table-cell>
          <table:table-cell table:style-name="ce29" office:value-type="string" calcext:value-type="string">
            <text:p>Krys, Champion of Dagaz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Double my combat power this turn</text:p>
            <text:p>Double another card's combat power this turn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Mad Scientist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ugment a card in hand</text:p>
            <text:p>Card Play +1</text:p>
          </table:table-cell>
          <table:table-cell table:style-name="ce29" office:value-type="string" calcext:value-type="string">
            <text:p>Brainiac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Draw 4</text:p>
            <text:p>Augment a card in hand</text:p>
            <text:p>+1 card play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eep Space Dweller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Freeze me</text:p>
            <text:p>Freeze one Monster</text:p>
          </table:table-cell>
          <table:table-cell table:style-name="ce29" office:value-type="string" calcext:value-type="string">
            <text:p>Netherin, Void's Beastmas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Freeze me</text:p>
            <text:p>Freeze all monsters you play this turn</text:p>
          </table:table-cell>
        </table:table-row>
        <table:table-row table:style-name="ro4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ncient Dragon</text:p>
          </table:table-cell>
          <table:table-cell table:style-name="ce29" office:value-type="string" calcext:value-type="string">
            <text:p>Adventur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Double the combat power of all cards you play this turn</text:p>
          </table:table-cell>
          <table:table-cell table:style-name="ce29" office:value-type="string" calcext:value-type="string">
            <text:p>Dagaz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Double the power of all cards you play this turn</text:p>
            <text:p>+3 card play</text:p>
            <text:p>Draw 5</text:p>
            <text:p>Freeze Me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Rope with a Hook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Draw 1</text:p>
            <text:p>Recall 1</text:p>
          </table:table-cell>
          <table:table-cell table:style-name="ce30" office:value-type="string" calcext:value-type="string">
            <text:p>Grappling Hook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Draw 2</text:p>
            <text:p>Recall 2</text:p>
            <text:p>Card Play +1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Spatial Grenad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Recall 3</text:p>
          </table:table-cell>
          <table:table-cell table:style-name="ce30" office:value-type="string" calcext:value-type="string">
            <text:p>Pocket Dimension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Recall 5</text:p>
            <text:p>Draw 2</text:p>
            <text:p>Card play +1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bat Rifl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ive an adventurer 2 CTs</text:p>
          </table:table-cell>
          <table:table-cell table:style-name="ce30" office:value-type="string" calcext:value-type="string">
            <text:p>Antimatter Laser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ive an adventurer 4 CTs</text:p>
            <text:p>Card Play +1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Fiddler's Bargain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You may spend 3 gold to immediately gain the top card of the shop library</text:p>
          </table:table-cell>
          <table:table-cell table:style-name="ce30" office:value-type="string" calcext:value-type="string">
            <text:p>Devil's Due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You may look at the top card of the shop at any time</text:p>
            <text:p>You may spend 3 gold to immediately gain the top card of the shop library</text:p>
          </table:table-cell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Defense Turret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When played, spend X gold, to a max of 10. I gain that much combat power this turn</text:p>
          </table:table-cell>
          <table:table-cell table:style-name="ce30" office:value-type="string" calcext:value-type="string">
            <text:p>S.C.D.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When played, spend X gold. I gain that much combat power this turn</text:p>
          </table:table-cell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mulet of Rag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ive another monster +5 combat power this turn</text:p>
          </table:table-cell>
          <table:table-cell table:style-name="ce30" office:value-type="string" calcext:value-type="string">
            <text:p>Bracers of Ferocity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Double a monster's combat power this turn</text:p>
          </table:table-cell>
        </table:table-row>
        <table:table-row table:style-name="ro4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onent Crat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Draw 2</text:p>
            <text:p>Card Play +1</text:p>
          </table:table-cell>
          <table:table-cell table:style-name="ce30" office:value-type="string" calcext:value-type="string">
            <text:p>Freighter Beaco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raw 3</text:p>
            <text:p>Card Play +2</text:p>
            <text:p>Give another card 1 CT</text:p>
            <text:p>Give another card 1 GT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Tunnel Worm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enerate X Gold</text:p>
            <text:p>X is the number of CT I have</text:p>
          </table:table-cell>
          <table:table-cell table:style-name="ce30" office:value-type="string" calcext:value-type="string">
            <text:p>Geobliterator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enerate 2X Gold</text:p>
            <text:p>X is the number of CT I have</text:p>
            <text:p>EoT: I gain 1 C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Portable Communicator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While in hand: Whenever you would draw a card, draw that many plus one</text:p>
            <text:p>Card Play +1</text:p>
          </table:table-cell>
          <table:table-cell table:style-name="ce30" office:value-type="string" calcext:value-type="string">
            <text:p>Telepathic Link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While in hand: Whenever you would draw a card, draw that many plus one, and all allies may draw one card</text:p>
            <text:p>Card Play +2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Junker Ship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You may shuffle your discard into your deck</text:p>
          </table:table-cell>
          <table:table-cell table:style-name="ce30" office:value-type="string" calcext:value-type="string">
            <text:p>Deadnaugh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ou may shuffle your discard into your library</text:p>
            <text:p>Freeze 1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eads-Up-Display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ard Play +X</text:p>
            <text:p>X is the number of CT I have</text:p>
          </table:table-cell>
          <table:table-cell table:style-name="ce30" office:value-type="string" calcext:value-type="string">
            <text:p>Cait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ard Play +X</text:p>
            <text:p>X is the number of CT I have</text:p>
            <text:p>Eot: I gain 1 CT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rc-Cycl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ard play +2</text:p>
            <text:p>Draw 2</text:p>
          </table:table-cell>
          <table:table-cell table:style-name="ce30" office:value-type="string" calcext:value-type="string">
            <text:p>Heaven's Chariot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Card play +3</text:p>
            <text:p>Draw 4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Enchanted Materials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ive each other equipment played this turn 1 CT</text:p>
          </table:table-cell>
          <table:table-cell table:style-name="ce30" office:value-type="string" calcext:value-type="string">
            <text:p>Magical Manufacturing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Give all other equipment played this turn 2 CTs</text:p>
            <text:p>All players may freeze 1 equipment</text:p>
          </table:table-cell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Wand of Mechanization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While in hand: Start of turn: Distribute 2 GT or CT to cards in hand</text:p>
            <text:p>Distribute 3 GT or CT as you wish</text:p>
          </table:table-cell>
          <table:table-cell table:style-name="ce30" office:value-type="string" calcext:value-type="string">
            <text:p>Evolution's Embrace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While in hand: Start of turn: Augment a card in hand</text:p>
            <text:p>Distribute 5 GT or CT as you wish</text:p>
          </table:table-cell>
        </table:table-row>
        <table:table-row table:style-name="ro3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Fusion Bomb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Move the weakest card the boss played this turn to the boss's discard pile</text:p>
          </table:table-cell>
          <table:table-cell table:style-name="ce30" office:value-type="string" calcext:value-type="string">
            <text:p>Project Lazaru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Move the strongest card the boss played this turn to the boss's discard pile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rb of Futursight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Discard X (as many as you want)</text:p>
            <text:p>Draw X</text:p>
            <text:p>Card Play +1</text:p>
          </table:table-cell>
          <table:table-cell table:style-name="ce30" office:value-type="string" calcext:value-type="string">
            <text:p>Portable Wormhol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Discard X (as many as you want)</text:p>
            <text:p>Draw X + 5</text:p>
            <text:p>Card Play +4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Lunar Docking Port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istribute 3 GT or CT as you wish</text:p>
          </table:table-cell>
          <table:table-cell table:style-name="ce30" office:value-type="string" calcext:value-type="string">
            <text:p>Solarium Augmentation Hangar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istribute 3 GT or CT as you wish</text:p>
            <text:p>Augment any card in hand</text:p>
          </table:table-cell>
        </table:table-row>
        <table:table-row table:style-name="ro3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rbital Laser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Atrophy 2</text:p>
          </table:table-cell>
          <table:table-cell table:style-name="ce30" office:value-type="string" calcext:value-type="string">
            <text:p>Terminus System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trophy 5</text:p>
          </table:table-cell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Gravity Well Grenad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ll other equipment you play has +2 combat power this turn</text:p>
          </table:table-cell>
          <table:table-cell table:style-name="ce30" office:value-type="string" calcext:value-type="string">
            <text:p>Black Hole Ordinance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All cards you play have +2 combat power this turn</text:p>
          </table:table-cell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croll of Miracles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Recall 1 card in the boss's deck, field, or discard pile</text:p>
          </table:table-cell>
          <table:table-cell table:style-name="ce30" office:value-type="string" calcext:value-type="string">
            <text:p>Patron's Talisman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Recall 1 card in the boss's deck, field, or discard pile</text:p>
            <text:p>No player can lose life this turn</text:p>
          </table:table-cell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atellite Network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pen 1 new slot in the shop. Only players may interact with this slot</text:p>
          </table:table-cell>
          <table:table-cell table:style-name="ce30" office:value-type="string" calcext:value-type="string">
            <text:p>Clarison Sphere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Open 1 new slot in the shop. Only players may interract with this slot.</text:p>
            <text:p>All cards in the shop have a discount of 2 gold this turn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Pirate's Ship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Combat 2</text:p>
          </table:table-cell>
          <table:table-cell table:style-name="ce30" office:value-type="string" calcext:value-type="string">
            <text:p>Dragoon class Carrier Ship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Combat 5</text:p>
            <text:p>+2 card play</text:p>
            <text:p>Draw 3</text:p>
          </table:table-cell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Mastercraft Blad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Give an adventurer 2 CT</text:p>
          </table:table-cell>
          <table:table-cell table:style-name="ce30" office:value-type="string" calcext:value-type="string">
            <text:p>Null Blad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Give an adventurer 3 CT</text:p>
            <text:p>Freeze me and the adventurer that gained CT from this card</text:p>
          </table:table-cell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ransmutation Table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While in hand: You may augment as many cards as you would like, provided you pay their full cost</text:p>
          </table:table-cell>
          <table:table-cell table:style-name="ce30" office:value-type="string" calcext:value-type="string">
            <text:p>Philosopher's Stone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While in hand: Any card that enters your hand that is not augmented becomes augmented</text:p>
          </table:table-cell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Missile Silo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Freeze me</text:p>
          </table:table-cell>
          <table:table-cell table:style-name="ce30" office:value-type="string" calcext:value-type="string">
            <text:p>Quantum Ordinance Packager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Freeze me</text:p>
            <text:p>You may play me multiple times per turn, spending a card play each time</text:p>
          </table:table-cell>
        </table:table-row>
        <table:table-row table:style-name="ro3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daptive AI</text:p>
          </table:table-cell>
          <table:table-cell table:style-name="ce30" office:value-type="string" calcext:value-type="string">
            <text:p>Equipment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I generate 1 gold and gain 1 combat power for every card you play this turn</text:p>
          </table:table-cell>
          <table:table-cell table:style-name="ce30" office:value-type="string" calcext:value-type="string">
            <text:p>Ansuz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I get one gold token and one combat token for every card you played this turn</text:p>
          </table:table-cell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lime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While in hand: EoT: I Gain 1 GT or 1 CT</text:p>
          </table:table-cell>
          <table:table-cell table:style-name="ce31" office:value-type="string" calcext:value-type="string">
            <text:p>Icosomatic Ooze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While in hand: EoT: I gain two tokens of your choic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at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trophy 1</text:p>
          </table:table-cell>
          <table:table-cell table:style-name="ce31" office:value-type="string" calcext:value-type="string">
            <text:p>The Colony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Atrophy X</text:p>
            <text:p>X is my combat power this turn</text:p>
          </table:table-cell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Power Leech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f anyone plays a card with 4 or more power, I gain 1 CT</text:p>
          </table:table-cell>
          <table:table-cell table:style-name="ce31" office:value-type="string" calcext:value-type="string">
            <text:p>Symbio-Netowork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EoT: Give all cards with 4+ power 1 CT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Arcane Dragonfly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reeze me</text:p>
          </table:table-cell>
          <table:table-cell table:style-name="ce31" office:value-type="string" calcext:value-type="string">
            <text:p>Nano Dragon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Freeze me</text:p>
            <text:p>Freeze 1 other card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Panther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oT: I gain 1 CT</text:p>
            <text:p>EoT: If I am the strongest card you played, give me 1 CT</text:p>
          </table:table-cell>
          <table:table-cell table:style-name="ce31" office:value-type="string" calcext:value-type="string">
            <text:p>P4N1H3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Combat</text:p>
            <text:p>Eot: I gain 2 CT</text:p>
            <text:p>EoT: If I am the strongest card you played, give me 2 CT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trange Egg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While in Hand: Card Play +1</text:p>
          </table:table-cell>
          <table:table-cell table:style-name="ce31" office:value-type="string" calcext:value-type="string">
            <text:p>Creation Matrix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While in hand: Card Play +1</text:p>
            <text:p>Every card you play this turn has +1 combat power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Venusian Seedling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ombat 1</text:p>
            <text:p>EoT: I Gain 1 CT</text:p>
          </table:table-cell>
          <table:table-cell table:style-name="ce31" office:value-type="string" calcext:value-type="string">
            <text:p>Venusian Snapper Plant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ombat 3</text:p>
            <text:p>EoT: I Gain 2 CT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Cavern Crawler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While in hand: Whenever you draw play a monster, Draw 1</text:p>
            <text:p>Card Play +1</text:p>
          </table:table-cell>
          <table:table-cell table:style-name="ce31" office:value-type="string" calcext:value-type="string">
            <text:p>Cavern Slash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While in Hand: Whenever you play a monster, Draw 2</text:p>
            <text:p>Card Play +2</text:p>
          </table:table-cell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Hydra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While in hand: Anytime you recall a card, I gain 1 CT</text:p>
          </table:table-cell>
          <table:table-cell table:style-name="ce31" office:value-type="string" calcext:value-type="string">
            <text:p>Ghillard, the Winged Beast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Copy my combat power onto another card this turn</text:p>
            <text:p>If I would be destroyed, instead give me 2 combat tokens</text:p>
          </table:table-cell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Irradiated Newt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Combat 3</text:p>
          </table:table-cell>
          <table:table-cell table:style-name="ce31" office:value-type="string" calcext:value-type="string">
            <text:p>Uranosau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ombat 6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Xenosaur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All players draw 2</text:p>
            <text:p>Combat</text:p>
            <text:p>EoT: I gain 1 CT</text:p>
          </table:table-cell>
          <table:table-cell table:style-name="ce31" office:value-type="string" calcext:value-type="string">
            <text:p>Alpha Chimerasau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All players draw 4</text:p>
            <text:p>Combat 2</text:p>
            <text:p>All monsters you played this turn gain 1 CT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Arctic Golem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Freeze a card</text:p>
          </table:table-cell>
          <table:table-cell table:style-name="ce31" office:value-type="string" calcext:value-type="string">
            <text:p>Frostbite, Winter's Champion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reeze any 2 except m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Mimic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Play an equipment you played this turn again, for free</text:p>
          </table:table-cell>
          <table:table-cell table:style-name="ce31" office:value-type="string" calcext:value-type="string">
            <text:p>Shift, Assassin of Many Forms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Play any card you played this turn again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onely Wyvern (M)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I cannot be augmented</text:p>
            <text:p>Recall 5</text:p>
            <text:p>End of turn: If there are 2 lonely wyvern cards on the field, augment us both</text:p>
          </table:table-cell>
          <table:table-cell table:style-name="ce31" office:value-type="string" calcext:value-type="string">
            <text:p>King Wyvern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Immediately play "Queen Wyvern" from anywhere for free</text:p>
            <text:p>+1 card play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onely Wyvern (F)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I cannot be augmented</text:p>
            <text:p>Recall 5</text:p>
            <text:p>End of turn: If there are 2 lonely wyvern cards on the field, augment us both</text:p>
          </table:table-cell>
          <table:table-cell table:style-name="ce31" office:value-type="string" calcext:value-type="string">
            <text:p>Queen Wyvern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Immediately play "King Wyvern" from anywhere for free</text:p>
            <text:p>+1 card play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Giant Raptor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raw 2</text:p>
            <text:p>+2 card play</text:p>
          </table:table-cell>
          <table:table-cell table:style-name="ce31" office:value-type="string" calcext:value-type="string">
            <text:p>Magisaurus Rex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Draw 2</text:p>
            <text:p>Card Play +2</text:p>
            <text:p>Freeze m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Genomorphed Hedgehog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ombat</text:p>
            <text:p>EoT: I Gain 1 CT</text:p>
          </table:table-cell>
          <table:table-cell table:style-name="ce31" office:value-type="string" calcext:value-type="string">
            <text:p>Sledge, Battle Beast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ombat 3</text:p>
            <text:p>EoT: I Gain 2 CT</text:p>
          </table:table-cell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Battle Bronto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Draw 2</text:p>
            <text:p>Card Play +2</text:p>
            <text:p>Distribute 2 GT or CT as you wish</text:p>
          </table:table-cell>
          <table:table-cell table:style-name="ce31" office:value-type="string" calcext:value-type="string">
            <text:p>Tactical Batallion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Draw 3</text:p>
            <text:p>Card Play +3</text:p>
            <text:p>Augment a card in hand</text:p>
            <text:p>Gain a card from the shop for free, and play it immediately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Martian Dragon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Whenever you recall a card, I gain 1 CT</text:p>
            <text:p>EoT: I Gain 3 CT</text:p>
          </table:table-cell>
          <table:table-cell table:style-name="ce31" office:value-type="string" calcext:value-type="string">
            <text:p>Nebula Wyrm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Recall 2</text:p>
            <text:p>Whenever you recall a card, I gain 1 CT</text:p>
            <text:p>EoT: I Gain 3 CT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Apex Cavern Crawler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raw 3</text:p>
            <text:p>Card Play +3</text:p>
          </table:table-cell>
          <table:table-cell table:style-name="ce31" office:value-type="string" calcext:value-type="string">
            <text:p>Queen of the Caverns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ard Play +5</text:p>
            <text:p>Draw 5</text:p>
            <text:p>You may Play a monster from the shop for free this turn</text:p>
          </table:table-cell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Depth Serpent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Recall any card in the shop. I gain its stats as GT and CT</text:p>
          </table:table-cell>
          <table:table-cell table:style-name="ce31" office:value-type="string" calcext:value-type="string">
            <text:p>Ouroboros, World Serpent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You may recall up to 5 cards in the shop. I gain their stats GT and CT</text:p>
            <text:p>Freeze me</text:p>
          </table:table-cell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hronodile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raw 5</text:p>
            <text:p>Card play +3</text:p>
          </table:table-cell>
          <table:table-cell table:style-name="ce31" office:value-type="string" calcext:value-type="string">
            <text:p>Tessarex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Draw 3</text:p>
            <text:p>Card play +2</text:p>
            <text:p>Play me again for free</text:p>
            <text:p>Freeze Me</text:p>
          </table:table-cell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Walking Island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While in Hand: At the end of turn, I gain 2 CT</text:p>
          </table:table-cell>
          <table:table-cell table:style-name="ce31" office:value-type="string" calcext:value-type="string">
            <text:p>Terrexel, King of Monsters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While in Hand: At the end of turn, I gain 2 CT</text:p>
            <text:p>End of turn: Double the number of combat tokens I have</text:p>
          </table:table-cell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Genetic Abomination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opy another card's ability this turn</text:p>
          </table:table-cell>
          <table:table-cell table:style-name="ce31" office:value-type="string" calcext:value-type="string">
            <text:p>Omnigenosaurus Maximus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opy another card's ability this turn</text:p>
            <text:p>Copy another card's ability this turn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Draco-Wraith</text:p>
          </table:table-cell>
          <table:table-cell table:style-name="ce31" office:value-type="string" calcext:value-type="string">
            <text:p>Monster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Draw any 2 from your discard pile</text:p>
            <text:p>Card Play +3</text:p>
            <text:p>Freeze me</text:p>
          </table:table-cell>
          <table:table-cell table:style-name="ce31" office:value-type="string" calcext:value-type="string">
            <text:p>Zvarklos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huffle your discard into your hand</text:p>
            <text:p>+3 card play</text:p>
            <text:p>Freeze me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Djragon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Move all tokens from one card to another, once per turn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Karillo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For every 3 cards you draw, +1 card play</text:p>
          </table:table-cell>
          <table:table-cell table:number-columns-repeated="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Tori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At the beginning of your turn, draw 2 cards</text:p>
            <text:p>At the end of your turn, you may discard as many cards from your hand as you would like</text:p>
          </table:table-cell>
          <table:table-cell table:number-columns-repeated="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Gelatonne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The first card you play this turn gains a slime token, or, if it already has one, it gains a combat or a gold token</text:p>
            <text:p>For every card you play that has a slime token, draw 1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Sirax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All cards you augment cost 1 less to augment for each token they have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Agent 62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You may augment up to 2 cards per turn, instead of 1. </text:p>
          </table:table-cell>
          <table:table-cell table:number-columns-repeated="4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Norazam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All of your monsters have +1 combat power for every other monster you play On a turn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Atticus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Whenever you buy or gain a card, generate 1 gold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Aqa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Whenever you buy or gain a card, you may place it on top of your library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Commisar Jaxson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Whenever you recall or combat a card, Draw 1.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Sensei Haito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All of your cards have +1 combat power for every Hitpoint you have lost this game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Fissomaw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You may freeze one card you played this turn, as long as it has combat tokens</text:p>
          </table:table-cell>
          <table:table-cell table:number-columns-repeated="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Kelllirk</text:p>
          </table:table-cell>
          <table:table-cell table:style-name="ce37" office:value-type="string" calcext:value-type="string">
            <text:p>HERO</text:p>
          </table:table-cell>
          <table:table-cell table:style-name="ce38" table:number-columns-repeated="3"/>
          <table:table-cell table:style-name="ce39" office:value-type="string" calcext:value-type="string">
            <text:p>All card play carries over to your following turns</text:p>
          </table:table-cell>
          <table:table-cell table:number-columns-repeated="4"/>
        </table:table-row>
        <table:table-row table:style-name="ro3">
          <table:table-cell table:style-name="ce33" office:value-type="string" calcext:value-type="string">
            <text:p>Copyright 2024 Christian Fournier</text:p>
          </table:table-cell>
          <table:table-cell table:style-name="ce33"/>
          <table:table-cell table:number-columns-repeated="9"/>
        </table:table-row>
        <table:table-row table:style-name="ro3" table:number-rows-repeated="6">
          <table:table-cell table:style-name="ce33" table:number-columns-repeated="2"/>
          <table:table-cell table:number-columns-repeated="9"/>
        </table:table-row>
        <table:table-row table:style-name="ro3" table:number-rows-repeated="2">
          <table:table-cell table:style-name="ce33"/>
          <table:table-cell table:style-name="ce34"/>
          <table:table-cell table:style-name="Default" table:number-columns-repeated="6"/>
          <table:table-cell table:number-columns-repeated="3"/>
        </table:table-row>
        <table:table-row table:style-name="ro3" table:number-rows-repeated="6">
          <table:table-cell table:style-name="ce34" table:number-columns-repeated="2"/>
          <table:table-cell table:style-name="Default" table:number-columns-repeated="6"/>
          <table:table-cell table:number-columns-repeated="3"/>
        </table:table-row>
        <table:table-row table:style-name="ro3" table:number-rows-repeated="8">
          <table:table-cell table:style-name="Default" table:number-columns-repeated="8"/>
          <table:table-cell table:number-columns-repeated="3"/>
        </table:table-row>
        <table:table-row table:style-name="ro3" table:number-rows-repeated="16">
          <table:table-cell table:style-name="Default"/>
          <table:table-cell table:number-columns-repeated="10"/>
        </table:table-row>
        <table:table-row table:style-name="ro3" table:number-rows-repeated="104844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09:47:30.4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9:48:37.406000000</meta:creation-date>
    <dc:date>2024-10-10T09:51:20.407000000</dc:date>
    <meta:editing-duration>PT2M43S</meta:editing-duration>
    <meta:editing-cycles>1</meta:editing-cycles>
    <meta:generator>LibreOffice/7.6.3.2$Windows_X86_64 LibreOffice_project/29d686fea9f6705b262d369fede658f824154cc0</meta:generator>
    <meta:document-statistic meta:table-count="1" meta:cell-count="955" meta:object-count="0"/>
  </office:meta>
</office:document-meta>
</file>